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896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 fo:border="none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dddddd"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ffd7" fo:border="none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4"/>
        <table:table-column table:style-name="co2" table:default-cell-style-name="ce4"/>
        <table:table-column table:style-name="co1" table:number-columns-repeated="1022" table:default-cell-style-name="ce4"/>
        <table:table-row table:style-name="ro1">
          <table:table-cell table:style-name="ce1" table:number-columns-repeated="8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7" office:value-type="string" calcext:value-type="string">
            <text:p>Требования к форме регистрации </text:p>
          </table:table-cell>
          <table:table-cell table:style-name="ce1" table:number-columns-repeated="5"/>
          <table:table-cell table:number-columns-repeated="1016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Общие требования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G-1</text:p>
          </table:table-cell>
          <table:table-cell table:style-name="ce5" office:value-type="string" calcext:value-type="string">
            <text:p>Назначение: Форма регистрации пользователя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G-2</text:p>
          </table:table-cell>
          <table:table-cell table:style-name="ce5" office:value-type="string" calcext:value-type="string">
            <text:p>Кросплатформ. - ПК, моб. Уст-ва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G-3</text:p>
          </table:table-cell>
          <table:table-cell table:style-name="ce5" office:value-type="string" calcext:value-type="string">
            <text:p>ОС — IOS итд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G-4</text:p>
          </table:table-cell>
          <table:table-cell table:style-name="ce5" office:value-type="string" calcext:value-type="string">
            <text:p>Браузеры — chrome, safari, mozila + версии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6" office:value-type="string" calcext:value-type="string">
            <text:p>Поля должны выполнены согласно макета.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5" office:value-type="string" calcext:value-type="string">
            <text:p>Обязательные поля: <text:span text:style-name="T1">name</text:span>, <text:span text:style-name="T1">email</text:span>, <text:span text:style-name="T1">password</text:span>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5" office:value-type="string" calcext:value-type="string">
            <text:p>Обязательные поля помечаются звездочкой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5" office:value-type="string" calcext:value-type="string">
            <text:p>Верстка: респонсивно-адаптивная</text:p>
          </table:table-cell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Free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1T00:00:23.831139250</meta:creation-date>
    <dc:date>2022-03-21T00:39:54.849012258</dc:date>
    <meta:editing-duration>PT8M45S</meta:editing-duration>
    <meta:editing-cycles>1</meta:editing-cycles>
    <meta:document-statistic meta:table-count="1" meta:cell-count="15" meta:object-count="0"/>
    <meta:generator>LibreOffice/7.2.6.2$Linux_X86_64 LibreOffice_project/20$Build-2</meta:generator>
  </office:meta>
</office:document-meta>
</file>